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24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#000000"/>
      <style:text-properties fo:color="#808080"/>
    </style:style>
    <style:style style:name="ce28" style:family="table-cell" style:parent-style-name="Default">
      <style:table-cell-properties fo:background-color="#e5e5e5"/>
      <style:text-properties fo:color="#000000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27"/>
        <table:table-column table:style-name="co1" table:number-columns-repeated="1023" table:default-cell-style-name="Default"/>
        <table:table-row table:style-name="ro1">
          <table:table-cell table:style-name="ce23" office:value-type="string" calcext:value-type="string">
            <text:p>Field title →</text:p>
          </table:table-cell>
          <table:table-cell office:value-type="string" calcext:value-type="string">
            <text:p>Field 1</text:p>
          </table:table-cell>
          <table:table-cell office:value-type="string" calcext:value-type="string">
            <text:p>Field 2</text:p>
          </table:table-cell>
          <table:table-cell table:number-columns-repeated="1021"/>
        </table:table-row>
        <table:table-row-group>
          <table:table-row table:style-name="ro1">
            <table:table-cell table:style-name="ce2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28" table:content-validation-name="val1" table:number-columns-repeated="1023"/>
          </table:table-row>
          <table:table-row table:style-name="ro1">
            <table:table-cell table:style-name="ce2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28" table:number-columns-repeated="1023"/>
          </table:table-row>
          <table:table-row table:style-name="ro1">
            <table:table-cell table:style-name="ce2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28" table:number-columns-repeated="1023"/>
          </table:table-row>
        </table:table-row-group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3" office:value-type="string" calcext:value-type="string">
            <text:p>Main title: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3" office:value-type="string" calcext:value-type="string">
            <text:p>Main description: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3" office:value-type="string" calcext:value-type="string">
            <text:p>View as:</text:p>
          </table:table-cell>
          <table:table-cell table:number-columns-repeated="1023"/>
        </table:table-row>
        <table:table-row table:style-name="ro1">
          <table:table-cell table:style-name="ce26" table:content-validation-name="val2" office:value-type="string" calcext:value-type="string">
            <text:p>form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Editing:</text:p>
          </table:table-cell>
          <table:table-cell table:number-columns-repeated="1023"/>
        </table:table-row>
        <table:table-row table:style-name="ro1">
          <table:table-cell table:style-name="ce26" table:content-validation-name="val3" office:value-type="string" calcext:value-type="string">
            <text:p>n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Your resul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Number of answers:</text:p>
          </table:table-cell>
          <table:covered-table-cell table:style-name="ce28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 table:number-columns-spanned="2" table:number-rows-spanned="1">
            <text:p>Sum of the field #2:</text:p>
          </table:table-cell>
          <table:covered-table-cell table:style-name="ce28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1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1:08:02.431722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1T11:58:17.231963618</dc:date>
    <meta:editing-duration>PT4H7M34S</meta:editing-duration>
    <meta:editing-cycles>17</meta:editing-cycles>
    <meta:generator>LibreOffice/5.0.1.2.0$Linux_x86 LibreOffice_project/00m0$Build-2</meta:generator>
    <meta:document-statistic meta:table-count="3" meta:cell-count="62" meta:object-count="0"/>
  </office:meta>
</office:document-meta>
</file>